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ede3" officeooo:paragraph-rsid="001bede3"/>
    </style:style>
    <style:style style:name="P2" style:family="paragraph" style:parent-style-name="Standard">
      <style:text-properties style:font-name="Arial" officeooo:rsid="001bede3" officeooo:paragraph-rsid="001ccaef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officeooo:rsid="001bede3" officeooo:paragraph-rsid="001bede3" style:font-weight-asian="bold" style:font-weight-complex="bold"/>
    </style:style>
    <style:style style:name="T1" style:family="text">
      <style:text-properties officeooo:rsid="001cca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E: MINA</text:p>
      <text:p text:style-name="P1"><text:tab/><text:span text:style-name="T2">ATRIBUTS:</text:span></text:p>
      <text:p text:style-name="P1"><text:tab/><text:tab/>-Tapada</text:p>
      <text:p text:style-name="P1"><text:tab/><text:tab/>-Hi ha mina</text:p>
      <text:p text:style-name="P1"><text:tab/><text:tab/>-Hi ha bandera</text:p>
      <text:p text:style-name="P1"><text:tab/><text:tab/>-Te numero</text:p>
      <text:p text:style-name="P1"><text:tab/><text:span text:style-name="T2">MÈTODES:</text:span></text:p>
      <text:p text:style-name="P1"><text:tab/><text:tab/>-<text:span text:style-name="T1">Saber si està destapada o no</text:span></text:p>
      <text:p text:style-name="P1"><text:tab/><text:tab/>-<text:span text:style-name="T1">Saber si té una mina o no</text:span></text:p>
      <text:p text:style-name="P1"><text:tab/><text:tab/>-<text:span text:style-name="T1">Saber si té una bander</text:span>a <text:span text:style-name="T1">o no</text:span></text:p>
      <text:p text:style-name="P1"/>
      <text:p text:style-name="P1"><text:span text:style-name="T3">CLASSE: TAULELL</text:span> </text:p>
      <text:p text:style-name="P1"><text:tab/><text:span text:style-name="T2">ATRIBUTS:</text:span></text:p>
      <text:p text:style-name="P1"><text:tab/><text:tab/>-Mida</text:p>
      <text:p text:style-name="P1"><text:tab/><text:span text:style-name="T2">MÈTODES:</text:span></text:p>
      <text:p text:style-name="P1"><text:tab/><text:tab/>-__str__</text:p>
      <text:p text:style-name="P2"><text:tab/><text:tab/>-Crear taulell (número de files, columnes i mines)</text:p>
      <text:p text:style-name="P1"><text:tab/><text:tab/>-<text:span text:style-name="T1">Ensenyar taulell</text:span></text:p>
      <text:p text:style-name="P2"><text:tab/><text:tab/>-Introduir moviment</text:p>
      <text:p text:style-name="P1"><text:tab/><text:tab/>-<text:span text:style-name="T1">Posar mina + validar si es pot ficar</text:span></text:p>
      <text:p text:style-name="P1"><text:tab/><text:tab/>-<text:span text:style-name="T1">Destapar + validar si es pot destapar</text:span></text:p>
      <text:p text:style-name="P1"><text:tab/><text:tab/>-<text:span text:style-name="T1">Posar bandera + validar si es pot ficar</text:span></text:p>
      <text:p text:style-name="P1"><text:tab/><text:tab/>-<text:span text:style-name="T1">Contar les caselles del voltant</text:span></text:p>
      <text:p text:style-name="P1"><text:tab/><text:tab/>-<text:span text:style-name="T1">Saber si s’ha destapat una mina</text:span></text:p>
      <text:p text:style-name="P1"><text:tab/><text:tab/>-<text:span text:style-name="T1">Saber si s’ha guanyat la partida</text:span>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07:10.800000000</meta:creation-date>
    <dc:date>2018-11-20T19:20:54.227000000</dc:date>
    <meta:editing-duration>PT3M33S</meta:editing-duration>
    <meta:editing-cycles>1</meta:editing-cycles>
    <meta:document-statistic meta:table-count="0" meta:image-count="0" meta:object-count="0" meta:page-count="1" meta:paragraph-count="25" meta:word-count="91" meta:character-count="541" meta:non-whitespace-character-count="431"/>
    <meta:generator>LibreOffice/6.0.4.2$Windows_X86_64 LibreOffice_project/9b0d9b32d5dcda91d2f1a96dc04c645c450872bf</meta:generator>
  </office:meta>
</office:document-meta>
</file>